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 Sans" svg:font-family="'Serif Sans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rif Sans" officeooo:paragraph-rsid="0004a6a0"/>
    </style:style>
    <style:style style:name="P2" style:family="paragraph" style:parent-style-name="Standard">
      <style:paragraph-properties fo:text-align="center" style:justify-single-word="false"/>
      <style:text-properties style:font-name="Serif Sans" fo:font-size="15pt" fo:font-weight="bold" officeooo:paragraph-rsid="0004a6a0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erif Sans" fo:font-weight="bold" officeooo:paragraph-rsid="0004a6a0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Serif Sans" officeooo:paragraph-rsid="0004a6a0"/>
    </style:style>
    <style:style style:name="P5" style:family="paragraph" style:parent-style-name="Standard">
      <style:paragraph-properties fo:text-align="center" style:justify-single-word="false"/>
      <style:text-properties style:font-name="Serif Sans" officeooo:paragraph-rsid="0004a6a0"/>
    </style:style>
    <style:style style:name="P6" style:family="paragraph" style:parent-style-name="Standard">
      <style:text-properties style:font-name="Serif Sans" officeooo:paragraph-rsid="00061c48"/>
    </style:style>
    <style:style style:name="P7" style:family="paragraph" style:parent-style-name="Standard">
      <style:text-properties style:font-name="Serif Sans" officeooo:paragraph-rsid="0004a6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a6a0"/>
    </style:style>
    <style:style style:name="T3" style:family="text">
      <style:text-properties officeooo:rsid="0004d5c7"/>
    </style:style>
    <style:style style:name="T4" style:family="text">
      <style:text-properties officeooo:rsid="00061c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Žiadateľ: </text:p>
      <text:p text:style-name="P1">Dekan fakulty/riaditeľ SHS/kvestor UK....................................................................................…</text:p>
      <text:p text:style-name="P1">názov súčasti, resp. vnútornej organizačnej jednotky .................................................................. </text:p>
      <text:p text:style-name="P1"/>
      <text:p text:style-name="P2">Žiadosť o udelenie súhlasu s nájmom nehnuteľného majetku </text:p>
      <text:p text:style-name="P1"/>
      <text:p text:style-name="P1">V súlade s § 13 ods. 1 písm. h) zákona NR SR č. 176/2004 Z. z. o nakladaní s majetkom verejnoprávnych inštitúcií a o zmene zákona NR SR č. 259/1993 Z. z. o Slovenskej lesníckej komore v znení neskorších predpisov, podľa vnútorného predpisu č. 19/2010 Smernice rektora UK Nakladanie s majetkom UK v Bratislave</text:p>
      <text:p text:style-name="P1"/>
      <text:p text:style-name="P3">žiadam</text:p>
      <text:p text:style-name="P1"/>
      <text:p text:style-name="P1"><text:span text:style-name="T1">Akademický senát Univerzity Komenského v Bratislave o udelenie predchádzajúceho písomného súhlasu</text:span> na nájom nehnuteľného majetku. </text:p>
      <text:p text:style-name="P1"/>
      <text:p text:style-name="P1">Náležitosti budúceho nájmu: </text:p>
      <text:p text:style-name="P1"/>
      <text:p text:style-name="P1">1. Špecifikácia predmetu nájmu a zdôvodnenie dočasnej nepotrebnosti majetku</text:p>
      <text:p text:style-name="P1"><text:tab/><text:span text:style-name="T4">{{ specification }}</text:span></text:p>
      <text:p text:style-name="P1">2. Identifikácia nájomcu</text:p>
      <text:p text:style-name="P6"><text:tab/><text:span text:style-name="T4">{{ identification }}</text:span></text:p>
      <text:p text:style-name="P1">3. Účel nájmu, spôsob a rozsah užívania predmetu nájmu</text:p>
      <text:p text:style-name="P6"><text:tab/><text:span text:style-name="T4">{{ purpose }}</text:span></text:p>
      <text:p text:style-name="P1">4. Výška nájomného, cena za poskytované služby a dodávku energií</text:p>
      <text:p text:style-name="P6"><text:tab/><text:span text:style-name="T4">{{ price }}</text:span></text:p>
      <text:p text:style-name="P1">5. Doba nájmu</text:p>
      <text:p text:style-name="P6"><text:tab/><text:span text:style-name="T4">{{ period }}</text:span></text:p>
      <text:p text:style-name="P1">6. Zdôvodnenie výberu nájomcu</text:p>
      <text:p text:style-name="P6"><text:tab/><text:span text:style-name="T4">{{ reason }}</text:span></text:p>
      <text:p text:style-name="P1">7. Technické zhodnotenie predmetu nájmu, riešenie jeho odpisovania a spôsob vyrovnania technického zhodnotenia po ukončení nájmu.</text:p>
      <text:p text:style-name="P6"><text:tab/><text:span text:style-name="T4">{{ technical_evaluation }}</text:span></text:p>
      <text:p text:style-name="P4"/>
      <text:p text:style-name="P4"/>
      <text:p text:style-name="P4">................................. </text:p>
      <text:p text:style-name="P5"><text:s text:c="130"/>podpis žiadateľ<text:span text:style-name="T2">a</text:span>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rif Sans" svg:font-family="'Serif Sans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0:03:02.249000000</meta:creation-date>
    <dc:date>2016-03-22T12:55:19.171000000</dc:date>
    <meta:editing-duration>PT12M20S</meta:editing-duration>
    <meta:editing-cycles>3</meta:editing-cycles>
    <meta:generator>LibreOffice/4.4.7.2$Windows_x86 LibreOffice_project/f3153a8b245191196a4b6b9abd1d0da16eead600</meta:generator>
    <meta:document-statistic meta:table-count="0" meta:image-count="0" meta:object-count="0" meta:page-count="1" meta:paragraph-count="24" meta:word-count="171" meta:character-count="1469" meta:non-whitespace-character-count="1178"/>
  </office:meta>
</office:document-meta>
</file>